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autospace="none"/>
    </style:style>
    <style:style style:name="P3" style:family="paragraph" style:parent-style-name="Standard">
      <style:paragraph-properties fo:margin-top="0cm" fo:margin-bottom="0cm" loext:contextual-spacing="false" fo:line-height="100%"/>
      <style:text-properties officeooo:paragraph-rsid="000030fe"/>
    </style:style>
    <style:style style:name="P4"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6" style:family="paragraph" style:parent-style-name="Standard">
      <style:paragraph-properties fo:margin-top="0cm" fo:margin-bottom="0cm" loext:contextual-spacing="false" fo:line-height="100%"/>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7"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8"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9" style:family="paragraph" style:parent-style-name="Standard">
      <style:paragraph-properties fo:margin-top="0cm" fo:margin-bottom="0cm" loext:contextual-spacing="false" fo:line-height="100%" style:text-autospace="none"/>
      <style:text-properties style:font-name="Times New Roman" fo:font-size="12pt" fo:font-style="italic" style:font-size-asian="12pt" style:font-style-asian="italic" style:font-name-complex="Times New Roman" style:font-size-complex="12pt" style:font-style-complex="italic"/>
    </style:style>
    <style:style style:name="P10" style:family="paragraph" style:parent-style-name="Standard">
      <style:paragraph-properties fo:margin-top="0cm" fo:margin-bottom="0cm" loext:contextual-spacing="false" fo:line-height="100%" style:text-autospace="none"/>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11"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12" style:family="paragraph" style:parent-style-name="Standard">
      <style:paragraph-properties fo:margin-top="0cm" fo:margin-bottom="0cm" loext:contextual-spacing="false" fo:line-height="100%" style:text-autospace="none"/>
      <style:text-properties style:font-name="Times New Roman" fo:font-size="12pt" fo:font-style="italic" style:font-name-asian="TimesNewRomanPSMT" style:font-size-asian="12pt" style:font-style-asian="italic" style:font-name-complex="Times New Roman" style:font-size-complex="12pt" style:font-style-complex="italic"/>
    </style:style>
    <style:style style:name="P13"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14" style:family="paragraph" style:parent-style-name="Standard">
      <style:paragraph-properties fo:margin-top="0cm" fo:margin-bottom="0cm" loext:contextual-spacing="false" fo:line-height="100%" style:text-autospace="non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15" style:family="paragraph" style:parent-style-name="Standard">
      <style:paragraph-properties fo:margin-top="0cm" fo:margin-bottom="0cm" loext:contextual-spacing="false" fo:line-height="100%" style:text-autospace="none"/>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00%" style:text-autospace="none"/>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tandard">
      <style:paragraph-properties fo:margin-top="0cm" fo:margin-bottom="0cm" loext:contextual-spacing="false" fo:line-height="100%"/>
      <style:text-properties officeooo:rsid="0002d239" officeooo:paragraph-rsid="0002d239"/>
    </style:style>
    <style:style style:name="P1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fo:font-weight="bold" style:font-size-asian="12pt" style:font-weight-asian="bold" style:font-name-complex="Times new roman" style:font-size-complex="12pt"/>
    </style:style>
    <style:style style:name="P1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style:font-size-asian="12pt" style:font-name-complex="Times new roman" style:font-size-complex="12pt"/>
    </style:style>
    <style:style style:name="P20" style:family="paragraph" style:parent-style-name="Standard">
      <style:paragraph-properties fo:margin-top="0cm" fo:margin-bottom="0cm" loext:contextual-spacing="false" fo:line-height="100%" fo:padding="0cm" fo:border="none" style:writing-mode="lr-tb"/>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2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11pt solid #000000" style:text-autospace="none" style:writing-mode="lr-tb"/>
      <style:text-properties style:font-name="Times New Roman" fo:font-size="12pt" style:font-name-asian="TimesNewRomanPSMT" style:font-size-asian="12pt" style:font-name-complex="Times New Roman" style:font-size-complex="12pt"/>
    </style:style>
    <style:style style:name="P22"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size-asian="12pt" style:font-name-complex="Times new roman" style:font-size-complex="12pt"/>
    </style:style>
    <style:style style:name="P23" style:family="paragraph" style:parent-style-name="Standard">
      <style:paragraph-properties fo:margin-left="1.27cm" fo:margin-right="0cm" fo:margin-top="0cm" fo:margin-bottom="0cm" loext:contextual-spacing="false" fo:line-height="100%" fo:text-indent="0cm" style:auto-text-indent="false" style:writing-mode="lr-tb"/>
    </style:style>
    <style:style style:name="P24" style:family="paragraph" style:parent-style-name="Standard">
      <style:paragraph-properties fo:margin-left="1.27cm" fo:margin-right="0cm" fo:margin-top="0cm" fo:margin-bottom="0cm" loext:contextual-spacing="false" fo:line-height="100%" fo:text-indent="0cm" style:auto-text-indent="false" style:text-autospace="none" style:writing-mode="lr-tb"/>
    </style:style>
    <style:style style:name="P25"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2pt" fo:font-weight="bold" style:font-size-asian="12pt" style:font-weight-asian="bold" style:font-name-complex="Times new roman" style:font-size-complex="12pt"/>
    </style:style>
    <style:style style:name="P26"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27" style:family="paragraph" style:parent-style-name="Standard">
      <style:paragraph-properties fo:margin-top="0cm" fo:margin-bottom="0cm" loext:contextual-spacing="false" fo:line-height="100%"/>
      <style:text-properties style:font-name="Times new roman" fo:font-size="12pt" officeooo:rsid="0002d239" style:font-size-asian="12pt" style:font-name-complex="Times new roman" style:font-size-complex="12pt"/>
    </style:style>
    <style:style style:name="P28" style:family="paragraph" style:parent-style-name="Standard">
      <style:paragraph-properties fo:margin-top="0cm" fo:margin-bottom="0cm" loext:contextual-spacing="false" fo:line-height="100%" style:text-autospace="none"/>
      <style:text-properties style:font-name="Times New Roman" fo:font-size="12pt" fo:font-style="italic" fo:background-color="transparent" style:font-size-asian="12pt" style:font-style-asian="italic" style:font-name-complex="Times New Roman" style:font-size-complex="12pt" style:font-style-complex="italic"/>
    </style:style>
    <style:style style:name="P29"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30" style:family="paragraph" style:parent-style-name="Standard" style:list-style-name="WW8Num2">
      <style:paragraph-properties fo:margin-left="0cm" fo:margin-right="0cm" fo:margin-top="0cm" fo:margin-bottom="0cm" loext:contextual-spacing="false" fo:line-height="100%" fo:text-indent="0cm" style:auto-text-indent="false" style:writing-mode="lr-tb"/>
      <style:text-properties style:font-name="Times New Roman" fo:font-size="12pt" style:font-name-asian="TimesNewRomanPSMT" style:font-size-asian="12pt" style:font-name-complex="Times New Roman" style:font-size-complex="12pt"/>
    </style:style>
    <style:style style:name="P31" style:family="paragraph" style:parent-style-name="Standard" style:list-style-name="WW8Num2">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name-asian="TimesNewRomanPSMT" style:font-size-asian="12pt" style:font-name-complex="Times New Roman" style:font-size-complex="12pt"/>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officeooo:rsid="0000146a" style:font-size-asian="12pt" style:font-name-complex="Times new roman" style:font-size-complex="12pt"/>
    </style:style>
    <style:style style:name="T4" style:family="text">
      <style:text-properties style:font-name="Times new roman" fo:font-size="12pt" officeooo:rsid="000030fe" style:font-size-asian="12pt" style:font-name-complex="Times new roman" style:font-size-complex="12pt"/>
    </style:style>
    <style:style style:name="T5" style:family="text">
      <style:text-properties style:font-name="Times new roman" fo:font-size="12pt" officeooo:rsid="0001874e" style:font-size-asian="12pt" style:font-name-complex="Times new roman" style:font-size-complex="12pt"/>
    </style:style>
    <style:style style:name="T6" style:family="text">
      <style:text-properties style:font-name="Times new roman" fo:font-size="12pt" officeooo:rsid="000244bd" style:font-size-asian="12pt" style:font-name-complex="Times new roman" style:font-size-complex="12pt"/>
    </style:style>
    <style:style style:name="T7" style:family="text">
      <style:text-properties style:font-name="Times new roman" fo:font-size="12pt" officeooo:rsid="0002d239" style:font-size-asian="12pt" style:font-name-complex="Times new roman" style:font-size-complex="12pt"/>
    </style:style>
    <style:style style:name="T8" style:family="text">
      <style:text-properties style:font-name="Times new roman" fo:font-size="12pt" fo:font-weight="normal" style:font-size-asian="12pt" style:font-weight-asian="normal" style:font-name-complex="Times new roman" style:font-size-complex="12pt" style:font-weight-complex="normal"/>
    </style:style>
    <style:style style:name="T9"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0" style:family="text">
      <style:text-properties style:font-name="Times new roman" fo:font-size="12pt" fo:font-style="italic" style:font-size-asian="12pt" style:font-style-asian="italic" style:font-name-complex="Times new roman" style:font-size-complex="12pt" style:font-style-complex="italic"/>
    </style:style>
    <style:style style:name="T11" style:family="text">
      <style:text-properties style:font-name="Times new roman" fo:font-size="12pt" fo:font-style="normal" style:font-size-asian="12pt" style:font-style-asian="normal" style:font-name-complex="Times new roman" style:font-size-complex="12pt" style:font-style-complex="normal"/>
    </style:style>
    <style:style style:name="T12" style:family="text">
      <style:text-properties style:font-name="Times New Roman" fo:font-size="12pt" fo:font-style="italic" style:font-size-asian="12pt" style:font-style-asian="italic" style:font-name-complex="Times New Roman" style:font-size-complex="12pt" style:font-style-complex="italic"/>
    </style:style>
    <style:style style:name="T13" style:family="text">
      <style:text-properties style:font-name="Times New Roman" fo:font-size="12pt" fo:font-style="italic" fo:background-color="transparent" loext:char-shading-value="0" style:font-size-asian="12pt" style:font-style-asian="italic" style:font-name-complex="Times New Roman" style:font-size-complex="12pt" style:font-style-complex="italic"/>
    </style:style>
    <style:style style:name="T14" style:family="text">
      <style:text-properties style:font-name="Times New Roman" fo:font-size="12pt" style:font-name-asian="TimesNewRomanPSMT" style:font-size-asian="12pt" style:font-name-complex="Times New Roman" style:font-size-complex="12pt"/>
    </style:style>
    <style:style style:name="T15" style:family="text">
      <style:text-properties style:font-name="Times New Roman" fo:font-size="12pt" officeooo:rsid="0007cb76" style:font-name-asian="TimesNewRomanPSMT" style:font-size-asian="12pt" style:font-name-complex="Times New Roman" style:font-size-complex="12pt"/>
    </style:style>
    <style:style style:name="T16" style:family="text">
      <style:text-properties style:font-name="Times New Roman" fo:font-size="12pt" fo:font-weight="bold" style:font-size-asian="12pt" style:font-weight-asian="bold" style:font-name-complex="Times New Roman" style:font-size-complex="12pt" style:font-weight-complex="bold"/>
    </style:style>
    <style:style style:name="T17" style:family="text">
      <style:text-properties style:font-name="Times New Roman" fo:font-size="12pt" fo:font-weight="bold" officeooo:rsid="0003c335" style:font-size-asian="12pt" style:font-weight-asian="bold" style:font-name-complex="Times New Roman" style:font-size-complex="12pt" style:font-weight-complex="bold"/>
    </style:style>
    <style:style style:name="T18" style:family="text">
      <style:text-properties style:font-name="Times New Roman" fo:font-size="12pt" fo:font-style="normal" style:font-size-asian="12pt" style:font-style-asian="normal" style:font-name-complex="Times New Roman" style:font-size-complex="12pt" style:font-style-complex="normal"/>
    </style:style>
    <style:style style:name="T19" style:family="text">
      <style:text-properties style:font-name="Times New Roman" fo:font-size="12pt" fo:font-style="normal" officeooo:rsid="0002d239" style:font-size-asian="12pt" style:font-style-asian="normal" style:font-name-complex="Times New Roman" style:font-size-complex="12pt" style:font-style-complex="normal"/>
    </style:style>
    <style:style style:name="T20" style:family="text">
      <style:text-properties style:font-name="Times New Roman" fo:font-size="12pt" fo:font-style="normal" officeooo:rsid="00060f14" style:font-size-asian="12pt" style:font-style-asian="normal" style:font-name-complex="Times New Roman" style:font-size-complex="12pt" style:font-style-complex="normal"/>
    </style:style>
    <style:style style:name="T21" style:family="text">
      <style:text-properties style:font-name="Times New Roman" fo:font-size="12pt" fo:font-style="normal" style:font-name-asian="TimesNewRomanPSMT" style:font-size-asian="12pt" style:font-style-asian="normal" style:font-name-complex="Times New Roman" style:font-size-complex="12pt" style:font-style-complex="normal"/>
    </style:style>
    <style:style style:name="T22" style:family="text">
      <style:text-properties style:font-name="Times New Roman" fo:font-size="12pt" fo:font-style="normal" fo:background-color="transparent" loext:char-shading-value="0" style:font-size-asian="12pt" style:font-style-asian="normal" style:font-name-complex="Times New Roman" style:font-size-complex="12pt" style:font-style-complex="normal"/>
    </style:style>
    <style:style style:name="T23" style:family="text">
      <style:text-properties style:font-name="Times New Roman" fo:font-size="12pt" fo:font-style="normal" officeooo:rsid="00060f14" fo:background-color="transparent" loext:char-shading-value="0" style:font-size-asian="12pt" style:font-style-asian="normal" style:font-name-complex="Times New Roman" style:font-size-complex="12pt" style:font-style-complex="normal"/>
    </style:style>
    <style:style style:name="T24" style:family="text">
      <style:text-properties officeooo:rsid="0000146a"/>
    </style:style>
    <style:style style:name="T25" style:family="text">
      <style:text-properties fo:font-style="normal" style:font-style-asian="normal" style:font-style-complex="normal"/>
    </style:style>
    <style:style style:name="T26" style:family="text">
      <style:text-properties fo:font-style="normal" officeooo:rsid="0002d239" style:font-style-asian="normal" style:font-style-complex="normal"/>
    </style:style>
    <style:style style:name="T27" style:family="text">
      <style:text-properties fo:font-style="normal" officeooo:rsid="00060f14" style:font-style-asian="normal" style:font-style-complex="normal"/>
    </style:style>
    <style:style style:name="T28" style:family="text">
      <style:text-properties fo:font-style="normal" officeooo:rsid="000790dd" style:font-style-asian="normal" style:font-style-complex="normal"/>
    </style:style>
    <style:style style:name="T29" style:family="text">
      <style:text-properties fo:font-style="normal" officeooo:rsid="0007cb76" style:font-style-asian="normal" style:font-style-complex="normal"/>
    </style:style>
    <style:style style:name="T30" style:family="text">
      <style:text-properties officeooo:rsid="0002d239"/>
    </style:style>
    <style:style style:name="T31" style:family="text">
      <style:text-properties officeooo:rsid="0003c335"/>
    </style:style>
    <style:style style:name="T32" style:family="text">
      <style:text-properties officeooo:rsid="000790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ummer Research Training Program<text:line-break/>2018 Project Description</text:p>
      <text:p text:style-name="P4"/>
      <text:p text:style-name="P1"><text:span text:style-name="T1">Name of Supervisor</text:span><text:span text:style-name="T2">: Tarek Loubani <text:s text:c="39"/></text:span></text:p>
      <text:p text:style-name="P1"><text:span text:style-name="T1">Department</text:span><text:span text:style-name="T2">: Division of Emergency Medicine, Department of Medicine <text:s/></text:span></text:p>
      <text:p text:style-name="P1"><text:span text:style-name="T1">Office Address</text:span><text:span text:style-name="T2">: 800 Commissioners Rd E, London, ON N6A 5W9 <text:s/></text:span></text:p>
      <text:p text:style-name="P1"><text:span text:style-name="T1">Email</text:span><text:span text:style-name="T2">: tarek@tarek.org</text:span></text:p>
      <text:p text:style-name="P1"><text:span text:style-name="T1">Phone</text:span><text:span text:style-name="T2">: 519-488-6475</text:span></text:p>
      <text:p text:style-name="P1"><text:span text:style-name="T1">Supervisor’s homepage (if available): </text:span><text:span text:style-name="T8">https://github.com/gliax/ecg</text:span></text:p>
      <text:p text:style-name="P18"/>
      <text:p text:style-name="P4"/>
      <text:p text:style-name="P1"><text:span text:style-name="T1">Project Title</text:span><text:span text:style-name="T2">: Validation </text:span><text:span text:style-name="T3">and documentation </text:span><text:span text:style-name="T2">of a High-Quality, Open-Access Electrocardiogram</text:span></text:p>
      <text:p text:style-name="P5"/>
      <text:p text:style-name="P1"><text:span text:style-name="T1">Project Description</text:span><text:span text:style-name="T2"> – include background, hypothesis, proposed methodology, and expected outcomes (one page maximum; you may attach a page to this form):</text:span></text:p>
      <text:p text:style-name="P5"/>
      <text:p text:style-name="P6">Background</text:p>
      <text:p text:style-name="P5"/>
      <text:p text:style-name="P1"><text:span text:style-name="T2">The Electrocardiogram (ECG) is a </text:span><text:span text:style-name="T3">medical </text:span><text:span text:style-name="T2">device that </text:span><text:span text:style-name="T3">is</text:span><text:span text:style-name="T2"> the standard of care in the developed world for detecting cardiac pathologies such as arrhythmias, ischemia, and hypertrophy with high sensitivity. Although a vital tool in the emergency </text:span><text:span text:style-name="T3">department, operating room and ward</text:span><text:span text:style-name="T2"> setting</text:span><text:span text:style-name="T3">s</text:span><text:span text:style-name="T2">, many rural </text:span><text:span text:style-name="T3">hospitals </text:span><text:span text:style-name="T2">and solo clinics do not have access to this piece of equipment. In low-and middle-income countries, ECG’s are unattainable due to high costs and the complex nature of ECG interpretation. The initial investment of an </text:span><text:span text:style-name="T3">premium brand</text:span><text:span text:style-name="T2"> ECG is several thousand dollars. However, following the initial purchase, tests are inexpensive and non-invasive.</text:span></text:p>
      <text:p text:style-name="P5"/>
      <text:p text:style-name="P5">Using current rapid prototyping technologies such as 3D printing, it is possible to create an inexpensive electrocardiogram that meets or exceeds the gold standard.</text:p>
      <text:p text:style-name="P5"/>
      <text:p text:style-name="P1"><text:span text:style-name="T2">The goal of this project is to design, validate and calibrate an ECG device that costs less than </text:span><text:span text:style-name="T3">USD$</text:span><text:span text:style-name="T2">500 to build and is approved by Health Canada. The completed device will be released under Open Hardware License (OHL), such that hospitals and ministries of health in rural and impoverished communities in Canada and internationally would have easy access to these devices.</text:span></text:p>
      <text:p text:style-name="P5"/>
      <text:p text:style-name="P6">Hypothesis </text:p>
      <text:p text:style-name="P5"/>
      <text:p text:style-name="P5">This project relies on two pillars: the use of 3D printers and other rapid prototyping technology; and leveraging Open Access and Open Source principles and devices to decrease development costs and disseminate results to stakeholders.</text:p>
      <text:p text:style-name="P5"/>
      <text:p text:style-name="P5">This model has been proved with a simple medical device (the stethoscope) <text:span text:style-name="T24">and a more complex device (pulse oximeter)</text:span>. The main question of our <text:span text:style-name="T24">research</text:span> is: Can the successful model that developed, validated and deployed a low-cost stethoscope also be used to develop more complex devices such as an electrocardiogram?</text:p>
      <text:p text:style-name="P5"/>
      <text:p text:style-name="P6">Methodology</text:p>
      <text:p text:style-name="P5"/>
      <text:p text:style-name="P3"><text:span text:style-name="T9">Hardware.</text:span><text:span text:style-name="T10"> </text:span><text:span text:style-name="T11">D</text:span><text:span text:style-name="T2">esign considerations include: cost, availability of parts, ease of construction, quality, ease of maintenance, </text:span><text:span text:style-name="T4">and </text:span><text:span text:style-name="T2">ease of use. Preliminary engineering work has been carried out for the </text:span><text:soft-page-break/><text:span text:style-name="T2">electrocardiogram by Institute for </text:span><text:span text:style-name="T5">D</text:span><text:span text:style-name="T2">evelopment of </text:span><text:span text:style-name="T5">A</text:span><text:span text:style-name="T2">dvanced </text:span><text:span text:style-name="T5">A</text:span><text:span text:style-name="T2">pplied </text:span><text:span text:style-name="T5">S</text:span><text:span text:style-name="T2">ystems Rače </text:span><text:span text:style-name="T4">(IRNAS), an engineering firm located in </text:span><text:span text:style-name="T2">Solvenia </text:span><text:span text:style-name="T4">that </text:span><text:span text:style-name="T2">specializes in creating effective and affordable systems using an open-source model. </text:span><text:span text:style-name="T4">The </text:span><text:span text:style-name="T5">electrocardiogram device</text:span><text:span text:style-name="T4"> prototype is currently in production and should be completed by the end of first quarter 2018. A testable prototype should be ready by the beginning of third quarter 2018.</text:span></text:p>
      <text:p text:style-name="P5"/>
      <text:p text:style-name="P1"><text:span text:style-name="T9">Software.</text:span><text:span text:style-name="T10"> </text:span><text:span text:style-name="T2">Software is also an important piece of the overall </text:span><text:span text:style-name="T6">functioning</text:span><text:span text:style-name="T2"> of the electrocardiogram. </text:span><text:span text:style-name="T6">The software involved in the electrocardiogram involves three </text:span><text:span text:style-name="T7">aspects: Firmware, descriptive calculations, and interpretation algorithms.</text:span></text:p>
      <text:p text:style-name="P27"/>
      <text:p text:style-name="P17"><text:span text:style-name="T7">F</text:span><text:span text:style-name="T2">irmware is the software necessary for the device to function and display the electrical signals of the heart. Descriptive calculations are those calculations of parts of the waveform such as heartrate, PR intervals, QT intervals, etc. Interpretation algorithms are those algorithms that give a clinical prediction of the patient's state based on electrical signals (e.g., ST-elevation MI). The first release of the electrocardiogram will include descriptive calculations. A future version will incorporate interpretation algorithms.</text:span></text:p>
      <text:p text:style-name="P5"/>
      <text:p text:style-name="P20"><text:span text:style-name="T30">Laboratory </text:span>calibration.</text:p>
      <text:p text:style-name="P2"><text:span text:style-name="T12">Design. </text:span><text:span text:style-name="T14">Calibration study.</text:span></text:p>
      <text:p text:style-name="P2"><text:span text:style-name="T12">Population.</text:span><text:span text:style-name="T18"> </text:span><text:span text:style-name="T19">None. Calibration will involve devices that behave as phantoms of electrical </text:span><text:span text:style-name="T20">heart </text:span><text:span text:style-name="T19">activity.</text:span></text:p>
      <text:p text:style-name="P9">Exclusion criteria.<text:span text:style-name="T25"> </text:span><text:span text:style-name="T26">None</text:span></text:p>
      <text:p text:style-name="P28">Method. <text:span text:style-name="T27">A spectrum of electrical activity will be transmitted through both the prototype device and the gold standard premium device. Data will be collected from both electrocardiograms and compared statistically against the source signal to determine accuracy of transmission of the electrical activity spectrum.</text:span></text:p>
      <text:p text:style-name="P2"/>
      <text:p text:style-name="P13"/>
      <text:p text:style-name="P10">Device validation.</text:p>
      <text:p text:style-name="P2"><text:span text:style-name="T12">Design. </text:span><text:span text:style-name="T14">Equivalence study. </text:span><text:span text:style-name="T15">Blinded.</text:span></text:p>
      <text:p text:style-name="P2"><text:span text:style-name="T12">Population. </text:span><text:span text:style-name="T14">Consecutive visitors to a tertiary center emergency department.</text:span></text:p>
      <text:p text:style-name="P2"><text:span text:style-name="T13">Sample size.</text:span><text:span text:style-name="T22"> </text:span><text:span text:style-name="T23">2</text:span><text:span text:style-name="T20">50 patients</text:span><text:span text:style-name="T21"> </text:span><text:span text:style-name="T14">are required to ensure equivalence between a gold-standard ECG and our experimental ECG.</text:span></text:p>
      <text:p text:style-name="P28">Procedure.<text:span text:style-name="T25"> </text:span><text:span text:style-name="T28">Standard 12-lead electrocardiograms will be taken using the prototype </text:span><text:span text:style-name="T29">electrocardiogram </text:span><text:span text:style-name="T28">and </text:span><text:span text:style-name="T29">a gold standard premium device. Data will be compared by a cardiologist to ensure that the prototype is equivalent to the premium device.</text:span></text:p>
      <text:p text:style-name="P12"/>
      <text:p text:style-name="P2"><text:span text:style-name="T16">Time</text:span><text:span text:style-name="T17">l</text:span><text:span text:style-name="T16">ine</text:span></text:p>
      <text:p text:style-name="P13">Final construction of hardware and software: June 2018</text:p>
      <text:p text:style-name="P13">Ethics approval: June - December 2018</text:p>
      <text:p text:style-name="P13">Calibration Study: June – <text:span text:style-name="T31">December</text:span> 201<text:span text:style-name="T31">8</text:span></text:p>
      <text:p text:style-name="P13">Validation Study: July – August 2019</text:p>
      <text:p text:style-name="P13">Write-up and submission: September – December 2019</text:p>
      <text:p text:style-name="P13"/>
      <text:p text:style-name="P14">Expected Outcomes</text:p>
      <text:p text:style-name="P15"/>
      <text:p text:style-name="P16">This project will impact the availability and quality of electrocardiograms in Ontario, especially in solo clinics, rural hospitals and remote outposts. It will also encourage the repair of devices on site, reducing equipment downtime and repair costs.</text:p>
      <text:p text:style-name="P16">Glia's stethoscope has already made a significant impact. Replicating this success with electrocardiograms will lead to the wide availability of devices. The availability of specifications for generic manufacturers to <text:soft-page-break/>manufacture devices and the subsequent downward price pressure on premium brand manufacturers will increase the standard of care for all patients in Ontario. It will also allow LHINs to save costs while maintaining equivalent quality of care.</text:p>
      <text:p text:style-name="P13">In the developing world, these low-cost electrocardiograms will allow ministries of health and hospitals to forgo rationing of these devices and provide them to hospitals and clinics, multiplying the availability dramatically.</text:p>
      <text:p text:style-name="P21"/>
      <text:p text:style-name="P13"/>
      <text:p text:style-name="P7"/>
      <text:p text:style-name="P5"/>
      <text:p text:style-name="P1"><text:span text:style-name="T1">Research Environment</text:span><text:span text:style-name="T2"> - Description of the number of research personnel, size of lab, etc.: </text:span></text:p>
      <text:p text:style-name="P5"/>
      <text:p text:style-name="P5">Tarek Loubani, Associate Professor in the Division of Emergency Medicine, Department of Medicine. </text:p>
      <text:p text:style-name="P5">Carrie Wakem, Project Manager</text:p>
      <text:p text:style-name="P5">Melanie Columbus, Research Coordinator </text:p>
      <text:p text:style-name="P5">Alex Pavlosky, Research Assistant</text:p>
      <text:p text:style-name="P5">Luka Mustafa, Engineer, Inštitut za razvoj naprednih aplikativnih sistemov Rače (IRNAS)</text:p>
      <text:p text:style-name="P5"/>
      <text:p text:style-name="P5">This research will be based in the Emergency department at LHSC, primarily at the</text:p>
      <text:p text:style-name="P5">Victoria campus. Research in the emergency department is conducted via the Western</text:p>
      <text:p text:style-name="P5">Emergency Centre for Academic and Research Excellence (WECARE), which is</text:p>
      <text:p text:style-name="P5">coordinated by Dr. Melanie Columbus and directed by Dr. Jon Dreyer.</text:p>
      <text:p text:style-name="P19"/>
      <text:p text:style-name="P4"/>
      <text:p text:style-name="P1"><text:span text:style-name="T1">Expected Objectives/Accomplishments for Student for Year 1</text:span><text:span text:style-name="T2">: </text:span></text:p>
      <text:p text:style-name="P5"/>
      <text:list xml:id="list2184322868" text:style-name="WW8Num2">
        <text:list-item>
          <text:p text:style-name="P30">Review literature regarding electrocardiogram</text:p>
        </text:list-item>
        <text:list-item>
          <text:p text:style-name="P30">Understand and familiarize oneself with the philosophy of Free/Open hardware as a model of <text:tab/>improving access to health</text:p>
        </text:list-item>
        <text:list-item>
          <text:p text:style-name="P31">Help in the Research Ethics Board application</text:p>
        </text:list-item>
        <text:list-item>
          <text:p text:style-name="P31">Help in the setup of a calibration experiment for the device</text:p>
        </text:list-item>
        <text:list-item>
          <text:p text:style-name="P31">Provide support to users and feedback to the engineering team to improve the device</text:p>
        </text:list-item>
      </text:list>
      <text:p text:style-name="P22"/>
      <text:p text:style-name="P23"><text:span text:style-name="T1">Expected Objectives/Accomplishments for Student for Year 2</text:span><text:span text:style-name="T2">: </text:span></text:p>
      <text:p text:style-name="P24"/>
      <text:list xml:id="list230041363682163" text:continue-numbering="true" text:style-name="WW8Num2">
        <text:list-item>
          <text:p text:style-name="P31">Participate in the calibration study and collect and preliminarily interpret data</text:p>
        </text:list-item>
        <text:list-item>
          <text:p text:style-name="P31">Participate in the validation study and collect and preliminarily interpret data</text:p>
        </text:list-item>
        <text:list-item>
          <text:p text:style-name="P30">Participate in reliability testing</text:p>
        </text:list-item>
        <text:list-item>
          <text:p text:style-name="P31">Help to prepare submission to Health Canada for final approval of the device</text:p>
        </text:list-item>
        <text:list-item>
          <text:p text:style-name="P31">Help to prepare publication of the device</text:p>
        </text:list-item>
      </text:list>
      <text:p text:style-name="P5"/>
      <text:p text:style-name="P19"/>
      <text:p text:style-name="P5"/>
      <text:p text:style-name="P11">REB approval is still pending, but no obstacles are expected for the routine calibration of</text:p>
      <text:p text:style-name="P11">the device. No REB approval the first part of this projec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en" fo:country="US"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autospace="ideograph-alpha" style:punctuation-wrap="hanging" style:line-break="strict" style:vertical-align="baseline" style:writing-mode="lr-tb"/>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Noto Sans CJK SC Regular" style:font-family-asian="'Noto Sans CJK SC Regular'" style:font-pitch-asian="variable" style:font-size-asian="12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ahoma" fo:font-family="Tahoma"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1pt" fo:font-style="italic" style:font-size-asian="11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FreeSans1" style:font-family-complex="FreeSans" style:font-family-generic-complex="swiss"/>
    </style:style>
    <style:style style:name="LO-Normal" style:family="paragraph">
      <style:paragraph-properties fo:margin-top="0cm" fo:margin-bottom="0.282cm"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margin-left="0cm" fo:margin-right="0cm" fo:margin-top="0.423cm" fo:margin-bottom="0cm" loext:contextual-spacing="false" fo:keep-together="always" fo:hyphenation-ladder-count="no-limit" fo:text-indent="0cm" style:auto-text-indent="false" fo:keep-with-next="always"/>
      <style:text-properties fo:color="#000000" style:font-name="Liberation Serif1"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1" style:font-family-complex="'Liberation Serif', 'Times New Roman'" style:font-family-generic-complex="roman" style:font-pitch-complex="variable" style:font-size-complex="16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TML_20_Top_20_of_20_Form" style:display-name="HTML 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Bottom_20_of_20_Form" style:display-name="HTML 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list-style-name="" style:class="text">
      <style:paragraph-properties fo:margin-left="0cm" fo:margin-right="0cm" fo:text-indent="0cm" style:auto-text-indent="false"/>
      <style:text-properties fo:font-size="9pt" fo:font-weight="bold" style:font-size-asian="9pt" style:font-weight-asian="bold" style:font-size-complex="10.5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Title" style:family="paragraph" style:parent-style-name="LO-Normal" style:next-style-name="LO-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Bibliography" style:family="paragraph" style:parent-style-name="LO-Normal" style:next-style-name="LO-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LO-Normal">
      <style:paragraph-properties fo:margin-left="1.27cm" fo:margin-right="0cm" fo:hyphenation-ladder-count="no-limit" fo:text-indent="0cm" style:auto-text-indent="false"/>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Default_20_Paragraph_20_Font" style:display-name="Default Paragraph Font" style:family="text"/>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pitch-asian="variable" style:font-size-asian="12pt" style:font-weight-asian="bold" style:font-name-complex="FreeSans" style:font-family-complex="FreeSans"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pitch-asian="variable" style:font-size-asian="12pt" style:font-name-complex="FreeSans" style:font-family-complex="FreeSans"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fo:text-indent="-1.651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fo:text-indent="-2.286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fo:text-indent="-2.921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fo:text-indent="-3.556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fo:text-indent="-4.191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fo:text-indent="-4.826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fo:text-indent="-5.461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fo:text-indent="-6.096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min</meta:initial-creator>
    <meta:creation-date>2017-10-30T11:42:00</meta:creation-date>
    <dc:date>2017-12-07T23:00:39.595879196</dc:date>
    <meta:editing-cycles>13</meta:editing-cycles>
    <meta:editing-duration>PT43M22S</meta:editing-duration>
    <dc:creator>Tarek Loubani</dc:creator>
    <meta:generator>LibreOffice/5.4.1.2$Linux_X86_64 LibreOffice_project/40m0$Build-2</meta:generator>
    <meta:document-statistic meta:table-count="0" meta:image-count="0" meta:object-count="0" meta:page-count="3" meta:paragraph-count="64" meta:word-count="1080" meta:character-count="7543" meta:non-whitespace-character-count="6482"/>
  </office:meta>
</office:document-meta>
</file>